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Condensed ExtraLight" svg:font-family="'Inconsolata Condensed Extra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style="italic" fo:font-weight="normal" officeooo:rsid="000c1db7" officeooo:paragraph-rsid="000c1db7" style:font-size-asian="28pt" style:font-style-asian="italic" style:font-weight-asian="normal" style:font-size-complex="28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2pt" fo:font-style="normal" fo:font-weight="normal" officeooo:rsid="000c1db7" officeooo:paragraph-rsid="000c1db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fo:font-weight="normal" officeooo:rsid="000c1db7" officeooo:paragraph-rsid="000c1db7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794cm"/>
        </style:tab-stops>
      </style:paragraph-properties>
      <style:text-properties fo:font-size="16pt" fo:font-style="normal" fo:font-weight="normal" officeooo:rsid="000c1db7" officeooo:paragraph-rsid="000c1db7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2">
      <style:paragraph-properties fo:text-align="justify" style:justify-single-word="false">
        <style:tab-stops>
          <style:tab-stop style:position="5.794cm"/>
        </style:tab-stops>
      </style:paragraph-properties>
      <style:text-properties fo:font-size="16pt" fo:font-style="normal" fo:font-weight="normal" officeooo:rsid="000c1db7" officeooo:paragraph-rsid="000c1db7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 style:list-style-name="L2">
      <style:paragraph-properties fo:text-align="justify" style:justify-single-word="false">
        <style:tab-stops>
          <style:tab-stop style:position="5.794cm"/>
        </style:tab-stops>
      </style:paragraph-properties>
      <style:text-properties fo:font-size="14pt" fo:font-style="normal" fo:font-weight="normal" officeooo:rsid="000c1db7" officeooo:paragraph-rsid="000c1db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c1db7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c1db7" officeooo:paragraph-rsid="000c1db7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0c1db7" officeooo:paragraph-rsid="000c1db7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IN STORM – Projeto Integrador</text:p>
      <text:p text:style-name="P3"/>
      <text:p text:style-name="P2">2024-01-21</text:p>
      <text:p text:style-name="P4">Precisamos de ideias que envolvam o que foi visto na UC presente estamos vendo sobre hardware e precisamos de algum projeto que envolva os conteudos da UC para o mercado de trabalho e comércio</text:p>
      <text:p text:style-name="P4"/>
      <text:p text:style-name="P4"/>
      <text:list text:style-name="L2">
        <text:list-item>
          <text:p text:style-name="P5">Workabin <text:span text:style-name="T1">LTDA</text:span><text:span text:style-name="T2"> [?]</text:span></text:p>
          <text:list>
            <text:list-header>
              <text:p text:style-name="P6">Uma empresa de tecnologia que fornece cabines de trabalhoe em lugares publicos.</text:p>
              <text:p text:style-name="P6">Essas cabines irão contar com: Monitor, Internet, Tomadas, AC, Cadeira e Mesa para trabalho.</text:p>
              <text:p text:style-name="P6">A pessoa deve pagar para usar a cabine por algum tempo.</text:p>
              <text:p text:style-name="P6">Vamos supor que tu estejas esperando um voo e falta algumas horas para esse voo, e do nada você precisa participar de uma reunião ou fazer algum trabalho que demande de uma internet boa. Você pode ir para essa cabine e usar ela com tranquilidade.</text:p>
              <text:p text:style-name="P6"/>
            </text:list-header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Necessidades</text:p>
          </table:table-cell>
          <table:table-cell table:style-name="Table1.B1" office:value-type="string">
            <text:p text:style-name="P9">Custo</text:p>
          </table:table-cell>
        </table:table-row>
        <table:table-row>
          <table:table-cell table:style-name="Table1.A2" office:value-type="string">
            <text:p text:style-name="P10">Funcionario para limpeza</text:p>
          </table:table-cell>
          <table:table-cell table:style-name="Table1.B2" office:value-type="string">
            <text:p text:style-name="P8">---</text:p>
          </table:table-cell>
        </table:table-row>
        <table:table-row>
          <table:table-cell table:style-name="Table1.A2" office:value-type="string">
            <text:p text:style-name="P10">Internet</text:p>
          </table:table-cell>
          <table:table-cell table:style-name="Table1.B2" office:value-type="string">
            <text:p text:style-name="P7">---</text:p>
          </table:table-cell>
        </table:table-row>
        <table:table-row>
          <table:table-cell table:style-name="Table1.A2" office:value-type="string">
            <text:p text:style-name="P9">---</text:p>
          </table:table-cell>
          <table:table-cell table:style-name="Table1.B2" office:value-type="string">
            <text:p text:style-name="P7">---</text:p>
          </table:table-cell>
        </table:table-row>
        <table:table-row>
          <table:table-cell table:style-name="Table1.A2" office:value-type="string">
            <text:p text:style-name="P9">---</text:p>
          </table:table-cell>
          <table:table-cell table:style-name="Table1.B2" office:value-type="string">
            <text:p text:style-name="P7">---</text:p>
          </table:table-cell>
        </table:table-row>
        <table:table-row>
          <table:table-cell table:style-name="Table1.A2" office:value-type="string">
            <text:p text:style-name="P9">---</text:p>
          </table:table-cell>
          <table:table-cell table:style-name="Table1.B2" office:value-type="string">
            <text:p text:style-name="P7">---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Condensed ExtraLight" svg:font-family="'Inconsolata Condensed Extra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4:23.769131314</meta:creation-date>
    <dc:date>2024-01-21T23:23:02.248339006</dc:date>
    <meta:editing-duration>PT38M58S</meta:editing-duration>
    <meta:editing-cycles>1</meta:editing-cycles>
    <meta:document-statistic meta:table-count="1" meta:image-count="0" meta:object-count="0" meta:page-count="1" meta:paragraph-count="20" meta:word-count="139" meta:character-count="798" meta:non-whitespace-character-count="679"/>
    <meta:generator>LibreOffice/7.5.9.2$Linux_X86_64 LibreOffice_project/50$Build-2</meta:generator>
  </office:meta>
</office:document-meta>
</file>